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1.21pt"/>
    </style:style>
    <style:style style:name="co4" style:family="table-column">
      <style:table-column-properties fo:break-before="auto" style:column-width="96.35pt"/>
    </style:style>
    <style:style style:name="co5" style:family="table-column">
      <style:table-column-properties fo:break-before="auto" style:column-width="32.71pt"/>
    </style:style>
    <style:style style:name="co6" style:family="table-column">
      <style:table-column-properties fo:break-before="auto" style:column-width="46.94pt"/>
    </style:style>
    <style:style style:name="co7" style:family="table-column">
      <style:table-column-properties fo:break-before="auto" style:column-width="165.54pt"/>
    </style:style>
    <style:style style:name="co8" style:family="table-column">
      <style:table-column-properties fo:break-before="auto" style:column-width="71.66pt"/>
    </style:style>
    <style:style style:name="co9" style:family="table-column">
      <style:table-column-properties fo:break-before="auto" style:column-width="82.74pt"/>
    </style:style>
    <style:style style:name="co10" style:family="table-column">
      <style:table-column-properties fo:break-before="auto" style:column-width="95.75pt"/>
    </style:style>
    <style:style style:name="co11" style:family="table-column">
      <style:table-column-properties fo:break-before="auto" style:column-width="114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Chipset</text:p>
          </table:table-cell>
          <table:table-cell office:value-type="string" calcext:value-type="string">
            <text:p>PCIe x16</text:p>
          </table:table-cell>
          <table:table-cell office:value-type="string" calcext:value-type="string">
            <text:p>PCIe x4</text:p>
          </table:table-cell>
          <table:table-cell office:value-type="string" calcext:value-type="string">
            <text:p>PCIe x1</text:p>
          </table:table-cell>
          <table:table-cell office:value-type="string" calcext:value-type="string">
            <text:p>Gig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office:annotation draw:style-name="gr1" draw:text-style-name="P2" svg:width="153.44pt" svg:height="106.47pt" svg:x="958.2pt" svg:y="0.28pt" draw:caption-point-x="0pt" draw:caption-point-y="0pt">
              <dc:date>2018-05-01T00:00:00</dc:date>
              <text:p text:style-name="P1"><text:span text:style-name="T1">Total number of USB3 ports suspected to be suitable for industrial/VR use, and not known to be blacklisted by Oculus.</text:span></text:p>
              <text:p text:style-name="P1"><text:span text:style-name="T1"/></text:p>
              <text:p text:style-name="P1"><text:span text:style-name="T1">May be optimistic.</text:span></text:p>
              <text:p text:style-name="P1"><text:span text:style-name="T1"/></text:p>
              <text:p text:style-name="P1"><text:span text:style-name="T1">Includes ports already listed under USB.</text:span></text:p>
            </office:annotation>
            <text:p>USB Industrial</text:p>
          </table:table-cell>
          <table:table-cell office:value-type="string" calcext:value-type="string">
            <text:p>Audio dBi/dBo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Price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M7 AC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 office:value-type="float" office:value="258.67" calcext:value-type="float">
            <text:p>258.67</text:p>
          </table:table-cell>
          <table:table-cell/>
        </table:table-row>
        <table:table-row table:style-name="ro1">
          <table:table-cell table:style-name="ce1" office:value-type="string" calcext:value-type="string">
            <text:p>X470 GAMING PRO CARBON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GAMING PLUS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(G3(16,0) || G3(8,8)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XPOWER GAMING TITANIUM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7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370 GAMING M7 ACK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0*3.1G1 + 0*3.0 + 7*2.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AC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<text:s/>X370 GAMING PRO CARBON 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4"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2*3.1G2 + 8*3.1G1 + 0*3.0 + 6*2.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X370 KRAIT GAMING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6*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ULTRA GAMING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470 AORUS GAMING 5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office:value-type="string" calcext:value-type="string">
            <text:p>3*3.1G2 + 8*3.1G1 + 0*3.0 + 8*2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c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470 AORUS GAMING 7 WIFI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4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10*3.1G1 + 0*3.0 + 6*2.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B350M-DS3H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Gaming 3 rev1.x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3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,1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M-DS3H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7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3*3.1G2 + 10*3.1G1 + 0*3.0 + 4*2.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0db Claim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A-AX370-Gaming (rev. 1.x)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ocr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A-AX370-Gaming K3 rev1.0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4) + G2(4)</text:p>
          </table:table-cell>
          <table:table-cell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/>
          <table:table-cell table:style-name="Default" office:value-type="float" office:value="103.22" calcext:value-type="float">
            <text:p>103.22</text:p>
          </table:table-cell>
          <table:table-cell/>
        </table:table-row>
        <table:table-row table:style-name="ro1">
          <table:table-cell table:style-name="ce1" office:value-type="string" calcext:value-type="string">
            <text:p>GA-AX370-Gaming K5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 table:style-name="ce1"/>
          <table:table-cell table:style-name="ce2" office:value-type="string" calcext:value-type="string">
            <text:p>3*G2(1)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 office:value-type="string" calcext:value-type="string">
            <text:p>4*3.1G2 + 10*3.1G1 + 0*3.0 + 4*2.0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120db Claim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 Ultimate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 table:style-name="ce1"/>
          <table:table-cell office:value-type="string" calcext:value-type="string">
            <text:p>2*G2(1)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3*3.1G2 + 8*3.1G1 + 0*3.0 + 4*2.0</text:p>
          </table:table-cell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10GigE</text:p>
          </table:table-cell>
          <table:table-cell office:value-type="float" office:value="299.99" calcext:value-type="float">
            <text:p>299.99</text:p>
          </table:table-cell>
          <table:table-cell/>
        </table:table-row>
        <table:table-row table:style-name="ro1">
          <table:table-cell table:style-name="ce1" office:value-type="string" calcext:value-type="string">
            <text:p>X4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8*3.1G1 + 0*3.0 + 4*2.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0db Claim</text:p>
          </table:table-cell>
          <table:table-cell/>
          <table:table-cell office:value-type="float" office:value="229.99" calcext:value-type="float">
            <text:p>229.99</text:p>
          </table:table-cell>
          <table:table-cell/>
        </table:table-row>
        <table:table-row table:style-name="ro1">
          <table:table-cell office:value-type="string" calcext:value-type="string">
            <text:p>X470 Mast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70 Mast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al1ty X4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4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8*3.1G1 + 0*3.0 + 4*2.0</text:p>
          </table:table-cell>
          <table:table-cell/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Taich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2" office:value-type="string" calcext:value-type="string">
            <text:p>(G3(16,0) || G3(8,8)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6*3.1G1 + 0*3.0 + 4*2.0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70 Killer SLI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table:style-name="ce3" office:value-type="string" calcext:value-type="string">
            <text:p>0*3.1G2 + 4*3.1G1 + 0*3.0 + 4*2.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Killer SLI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*3.1G2 + 4*3.1G1 + 0*3.0 + 4*2.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 Pro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*3.1G2 + 2*3.1G1 + 0*3.0 + 4*2.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al1ty X370 Professional Gaming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 + G2(4)</text:p>
          </table:table-cell>
          <table:table-cell/>
          <table:table-cell office:value-type="string" calcext:value-type="string">
            <text:p>2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0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5G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al1ty X370 Gaming X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*3.1G2 + 12*3.1G1 + 0*3.0 + 0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 K4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office:value-type="string" calcext:value-type="string">
            <text:p>G3(16,8)</text:p>
          </table:table-cell>
          <table:table-cell/>
          <table:table-cell table:style-name="ce2" office:value-type="string" calcext:value-type="string">
            <text:p>4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3.1G2 + 10*3.1G1 + 0*3.0 + 0*2.0</text:p>
          </table:table-cell>
          <table:table-cell/>
          <table:table-cell table:style-name="ce5" office:value-type="string" calcext:value-type="string">
            <text:p>120db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al1ty X370 Gaming-ITX/ac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370</text:p>
          </table:table-cell>
          <table:table-cell table:style-name="ce3" office:value-type="string" calcext:value-type="string">
            <text:p>G3(1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*3.1G2 + 6*3.1G1 + 0*3.0 + 4*2.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0db Claim</text:p>
          </table:table-cell>
          <table:table-cell office:value-type="string" calcext:value-type="string">
            <text:p>IT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399 AORUS Gaming 7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G3(16,16) + G3(8,8)) + G2(4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Theore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ABYTE X399 Designare EX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G3(16,16) + G3(8,8)) + G2(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*3.1G2 + 10*3.1G1 + 0*3.0 + 4*2.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0db Theoretic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SI X399 GAMING PRO CARBON AC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4*G3</text:p>
          </table:table-cell>
          <table:table-cell/>
          <table:table-cell office:value-type="string" calcext:value-type="string">
            <text:p>2*G2(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I X399 SLI PLUS 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4*G3</text:p>
          </table:table-cell>
          <table:table-cell/>
          <table:table-cell office:value-type="string" calcext:value-type="string">
            <text:p>2*G2(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US PRIME X399-A</text:p>
          </table:table-cell>
          <table:table-cell table:style-name="Default" office:value-type="string" calcext:value-type="string">
            <text:p>ASUS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G3(16,16) + G3(8,8))</text:p>
          </table:table-cell>
          <table:table-cell office:value-type="string" calcext:value-type="string">
            <text:p>1*G2(4)</text:p>
          </table:table-cell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*3.1G2 + 12*3.1G1 + 0*3.0 + 4*2.0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13/120db Claim</text:p>
          </table:table-cell>
          <table:table-cell/>
          <table:table-cell table:style-name="Default" office:value-type="float" office:value="318.71" calcext:value-type="float">
            <text:p>318.71</text:p>
          </table:table-cell>
          <table:table-cell/>
        </table:table-row>
        <table:table-row table:style-name="ro1">
          <table:table-cell office:value-type="string" calcext:value-type="string">
            <text:p>ASUS Strix X399-E Gaming</text:p>
          </table:table-cell>
          <table:table-cell table:style-name="Default" office:value-type="string" calcext:value-type="string">
            <text:p>ASUS</text:p>
          </table:table-cell>
          <table:table-cell office:value-type="string" calcext:value-type="string">
            <text:p>X399</text:p>
          </table:table-cell>
          <table:table-cell table:style-name="ce2" office:value-type="string" calcext:value-type="string">
            <text:p>G3(16,16) + G3(8,8))</text:p>
          </table:table-cell>
          <table:table-cell office:value-type="string" calcext:value-type="string">
            <text:p>1*G2(4)</text:p>
          </table:table-cell>
          <table:table-cell office:value-type="string" calcext:value-type="string">
            <text:p>1*G2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3*3.1G2 + 12*3.1G1 + 0*3.0 + 4*2.0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13/120db Claim</text:p>
          </table:table-cell>
          <table:table-cell office:value-type="string" calcext:value-type="string">
            <text:p>Uncertain future.</text:p>
          </table:table-cell>
          <table:table-cell table:style-name="Default" office:value-type="float" office:value="367" calcext:value-type="float">
            <text:p>36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4:53:27.22830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1:40.842652236</meta:creation-date>
    <dc:date>2018-05-06T15:48:04.250367449</dc:date>
    <meta:editing-duration>PT14H49M49S</meta:editing-duration>
    <meta:editing-cycles>140</meta:editing-cycles>
    <meta:generator>LibreOffice/5.2.7.2$Linux_X86_64 LibreOffice_project/20m0$Build-2</meta:generator>
    <meta:document-statistic meta:table-count="1" meta:cell-count="357" meta:object-count="0"/>
  </office:meta>
</office:document-meta>
</file>